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</office:font-face-decls>
  <office:automatic-styles>
    <style:style style:name="TableColumn2" style:family="table-column">
      <style:table-column-properties style:column-width="1.3388in" style:use-optimal-column-width="false"/>
    </style:style>
    <style:style style:name="TableColumn3" style:family="table-column">
      <style:table-column-properties style:column-width="5.3541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000000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  <style:text-properties fo:font-size="11pt" style:font-size-asian="11pt" style:font-size-complex="11pt"/>
    </style:style>
    <style:style style:name="TableCell7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8" style:family="table-row">
      <style:table-row-properties style:use-optimal-row-height="false"/>
    </style:style>
    <style:style style:name="P19" style:parent-style-name="표준" style:family="paragraph">
      <style:paragraph-properties fo:widows="2" fo:orphans="2" style:line-break="strict" style:text-autospace="ideograph-alpha"/>
    </style:style>
    <style:style style:name="TableCell2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24" style:family="table-row">
      <style:table-row-properties style:use-optimal-row-height="false"/>
    </style:style>
    <style:style style:name="P25" style:parent-style-name="표준" style:family="paragraph">
      <style:paragraph-properties fo:widows="2" fo:orphans="2" style:line-break="strict" style:text-autospace="ideograph-alpha"/>
    </style:style>
    <style:style style:name="TableCell2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30" style:family="table-row">
      <style:table-row-properties style:use-optimal-row-height="false"/>
    </style:style>
    <style:style style:name="P31" style:parent-style-name="표준" style:family="paragraph">
      <style:paragraph-properties fo:widows="2" fo:orphans="2" style:line-break="strict" style:text-autospace="ideograph-alpha"/>
    </style:style>
    <style:style style:name="TableCell32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3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3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36" style:family="table-row">
      <style:table-row-properties style:use-optimal-row-height="false"/>
    </style:style>
    <style:style style:name="P37" style:parent-style-name="표준" style:family="paragraph">
      <style:paragraph-properties fo:widows="2" fo:orphans="2" style:line-break="strict" style:text-autospace="ideograph-alpha"/>
    </style:style>
    <style:style style:name="TableCell38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42" style:family="table-row">
      <style:table-row-properties style:use-optimal-row-height="false"/>
    </style:style>
    <style:style style:name="P43" style:parent-style-name="표준" style:family="paragraph">
      <style:paragraph-properties fo:widows="2" fo:orphans="2" style:line-break="strict" style:text-autospace="ideograph-alpha"/>
    </style:style>
    <style:style style:name="TableCell44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48" style:family="table-row">
      <style:table-row-properties style:use-optimal-row-height="false"/>
    </style:style>
    <style:style style:name="P49" style:parent-style-name="표준" style:family="paragraph">
      <style:paragraph-properties fo:widows="2" fo:orphans="2" style:line-break="strict" style:text-autospace="ideograph-alpha"/>
    </style:style>
    <style:style style:name="TableCell5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5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5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5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55" style:family="table-row">
      <style:table-row-properties style:use-optimal-row-height="false"/>
    </style:style>
    <style:style style:name="P56" style:parent-style-name="표준" style:family="paragraph">
      <style:paragraph-properties fo:widows="2" fo:orphans="2" style:line-break="strict" style:text-autospace="ideograph-alpha"/>
    </style:style>
    <style:style style:name="TableCell57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5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6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3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64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65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6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6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0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7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72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73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7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7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P77" style:parent-style-name="표준" style:family="paragraph">
      <style:paragraph-properties fo:widows="2" fo:orphans="2" style:line-break="strict" style:text-autospace="ideograph-alpha"/>
    </style:style>
    <style:style style:name="TableCell78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8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8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82" style:family="table-row">
      <style:table-row-properties style:use-optimal-row-height="false"/>
    </style:style>
    <style:style style:name="P83" style:parent-style-name="표준" style:family="paragraph">
      <style:paragraph-properties fo:widows="2" fo:orphans="2" style:line-break="strict" style:text-autospace="ideograph-alpha"/>
    </style:style>
    <style:style style:name="TableCell84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8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8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88" style:family="table-row">
      <style:table-row-properties style:use-optimal-row-height="false"/>
    </style:style>
    <style:style style:name="P89" style:parent-style-name="표준" style:family="paragraph">
      <style:paragraph-properties fo:widows="2" fo:orphans="2" style:line-break="strict" style:text-autospace="ideograph-alpha"/>
    </style:style>
    <style:style style:name="TableCell9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9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9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P95" style:parent-style-name="표준" style:family="paragraph">
      <style:paragraph-properties fo:widows="2" fo:orphans="2" style:line-break="strict" style:text-autospace="ideograph-alpha"/>
    </style:style>
    <style:style style:name="TableCell9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9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9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00" style:family="table-row">
      <style:table-row-properties style:use-optimal-row-height="false"/>
    </style:style>
    <style:style style:name="P101" style:parent-style-name="표준" style:family="paragraph">
      <style:paragraph-properties fo:widows="2" fo:orphans="2" style:line-break="strict" style:text-autospace="ideograph-alpha"/>
    </style:style>
    <style:style style:name="TableCell102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0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0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8" style:parent-style-name="Standard" style:family="paragraph">
      <style:paragraph-properties fo:text-align="center"/>
    </style:style>
    <style:style style:name="P109" style:parent-style-name="Standard" style:family="paragraph">
      <style:paragraph-properties fo:text-align="center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1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1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P116" style:parent-style-name="표준" style:family="paragraph">
      <style:paragraph-properties fo:widows="2" fo:orphans="2" style:line-break="strict" style:text-autospace="ideograph-alpha"/>
    </style:style>
    <style:style style:name="TableCell117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1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2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21" style:family="table-row">
      <style:table-row-properties style:use-optimal-row-height="false"/>
    </style:style>
    <style:style style:name="P122" style:parent-style-name="표준" style:family="paragraph">
      <style:paragraph-properties fo:widows="2" fo:orphans="2" style:line-break="strict" style:text-autospace="ideograph-alpha"/>
    </style:style>
    <style:style style:name="TableCell12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2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2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9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3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13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3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3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6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37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13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3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40" style:parent-style-name="TableContents" style:family="paragraph">
      <style:paragraph-properties fo:text-align="center"/>
      <style:text-properties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유형</text:p>
          </table:table-cell>
          <table:table-cell table:style-name="TableCell7">
            <text:p text:style-name="P8"/>
            <text:p text:style-name="P9">요구<text:s/>분석<text:s/>내용</text:p>
            <text:p text:style-name="P10"/>
          </table:table-cell>
        </table:table-row>
        <table:table-row table:style-name="TableRow11">
          <table:table-cell table:style-name="TableCell12" table:number-rows-spanned="8">
            <text:p text:style-name="P13">요구사항</text:p>
          </table:table-cell>
          <table:table-cell table:style-name="TableCell14">
            <text:p text:style-name="P15"/>
            <text:p text:style-name="P16">C#<text:s/>및<text:s/>WPF를<text:s/>활용한<text:s/>GUI<text:s/>프로그래밍</text:p>
            <text:p text:style-name="P17"/>
          </table:table-cell>
        </table:table-row>
        <table:table-row table:style-name="TableRow18">
          <table:covered-table-cell>
            <text:p text:style-name="P19"/>
          </table:covered-table-cell>
          <table:table-cell table:style-name="TableCell20">
            <text:p text:style-name="P21"/>
            <text:p text:style-name="P22">자신이<text:s/>만들고<text:s/>싶은<text:s/>GUI<text:s/>프로그래밍<text:s/>선택</text:p>
            <text:p text:style-name="P23"/>
          </table:table-cell>
        </table:table-row>
        <table:table-row table:style-name="TableRow24">
          <table:covered-table-cell>
            <text:p text:style-name="P25"/>
          </table:covered-table-cell>
          <table:table-cell table:style-name="TableCell26">
            <text:p text:style-name="P27"/>
            <text:p text:style-name="P28">자신의<text:s/>주제에<text:s/>맞는<text:s/>이미지<text:s/>수집</text:p>
            <text:p text:style-name="P29"/>
          </table:table-cell>
        </table:table-row>
        <table:table-row table:style-name="TableRow30">
          <table:covered-table-cell>
            <text:p text:style-name="P31"/>
          </table:covered-table-cell>
          <table:table-cell table:style-name="TableCell32">
            <text:p text:style-name="P33"/>
            <text:p text:style-name="P34">코드<text:s/>구현</text:p>
            <text:p text:style-name="P35"/>
          </table:table-cell>
        </table:table-row>
        <table:table-row table:style-name="TableRow36">
          <table:covered-table-cell>
            <text:p text:style-name="P37"/>
          </table:covered-table-cell>
          <table:table-cell table:style-name="TableCell38">
            <text:p text:style-name="P39"/>
            <text:p text:style-name="P40">델리게이트,<text:s/>이벤트<text:s/>학습</text:p>
            <text:p text:style-name="P41"/>
          </table:table-cell>
        </table:table-row>
        <table:table-row table:style-name="TableRow42">
          <table:covered-table-cell>
            <text:p text:style-name="P43"/>
          </table:covered-table-cell>
          <table:table-cell table:style-name="TableCell44">
            <text:p text:style-name="P45"/>
            <text:p text:style-name="P46">MCV<text:s/>패턴과<text:s/>MVVM<text:s/>패턴<text:s/>학습</text:p>
            <text:p text:style-name="P47"/>
          </table:table-cell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/>
            <text:p text:style-name="P52">키오스크<text:s/>경험이<text:s/>생소한<text:s/>고객<text:s/>분들도<text:s/>쉽게</text:p>
            <text:p text:style-name="P53">이용할<text:s/>수<text:s/>있게끔<text:s/>구성</text:p>
            <text:p text:style-name="P54"/>
          </table:table-cell>
        </table:table-row>
        <table:table-row table:style-name="TableRow55">
          <table:covered-table-cell>
            <text:p text:style-name="P56"/>
          </table:covered-table-cell>
          <table:table-cell table:style-name="TableCell57">
            <text:p text:style-name="P58"/>
            <text:p text:style-name="P59">텍스트<text:s/>및<text:s/>사진이<text:s/>눈에<text:s/>쉽게<text:s/>들어올<text:s/>수<text:s/>있는<text:s/>크기로<text:s/>구성</text:p>
            <text:p text:style-name="P60"/>
          </table:table-cell>
        </table:table-row>
        <table:table-row table:style-name="TableRow61">
          <table:table-cell table:style-name="TableCell62">
            <text:p text:style-name="P63">시작<text:s/>화면</text:p>
          </table:table-cell>
          <table:table-cell table:style-name="TableCell64">
            <text:p text:style-name="P65"/>
            <text:p text:style-name="P66">다음<text:s/>화면인<text:s/>메뉴<text:s/>화면으로<text:s/>이동<text:s/>기능<text:s/>구현</text:p>
            <text:p text:style-name="P67"/>
          </table:table-cell>
        </table:table-row>
        <table:table-row table:style-name="TableRow68">
          <table:table-cell table:style-name="TableCell69" table:number-rows-spanned="6">
            <text:p text:style-name="P70"/>
            <text:p text:style-name="P71">메뉴<text:s/>화면</text:p>
          </table:table-cell>
          <table:table-cell table:style-name="TableCell72">
            <text:p text:style-name="P73"/>
            <text:p text:style-name="P74">메뉴<text:s/>화면<text:s/>구성</text:p>
            <text:p text:style-name="P75"/>
          </table:table-cell>
        </table:table-row>
        <table:table-row table:style-name="TableRow76">
          <table:covered-table-cell>
            <text:p text:style-name="P77"/>
          </table:covered-table-cell>
          <table:table-cell table:style-name="TableCell78">
            <text:p text:style-name="P79"/>
            <text:p text:style-name="P80">선택한<text:s/>메뉴를<text:s/>담을<text:s/>수<text:s/>있는<text:s/>장바구니<text:s/>기능<text:s/>구현</text:p>
            <text:p text:style-name="P81"/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/>
            <text:p text:style-name="P86">선택한<text:s/>메뉴를<text:s/>장바구니에서<text:s/>삭제할<text:s/>수<text:s/>있는<text:s/>기능<text:s/>구현</text:p>
            <text:p text:style-name="P87"/>
          </table:table-cell>
        </table:table-row>
        <table:table-row table:style-name="TableRow88">
          <table:covered-table-cell>
            <text:p text:style-name="P89"/>
          </table:covered-table-cell>
          <table:table-cell table:style-name="TableCell90">
            <text:p text:style-name="P91"/>
            <text:p text:style-name="P92">장바구니<text:s/>총<text:s/>금액<text:s/>출력<text:s/>기능<text:s/>구현</text:p>
            <text:p text:style-name="P93"/>
          </table:table-cell>
        </table:table-row>
        <table:table-row table:style-name="TableRow94">
          <table:covered-table-cell>
            <text:p text:style-name="P95"/>
          </table:covered-table-cell>
          <table:table-cell table:style-name="TableCell96">
            <text:p text:style-name="P97"/>
            <text:p text:style-name="P98">메뉴간<text:s/>이동<text:s/>가능하도록<text:s/>구성</text:p>
            <text:p text:style-name="P99"/>
          </table:table-cell>
        </table:table-row>
        <table:table-row table:style-name="TableRow100">
          <table:covered-table-cell>
            <text:p text:style-name="P101"/>
          </table:covered-table-cell>
          <table:table-cell table:style-name="TableCell102">
            <text:p text:style-name="P103"/>
            <text:p text:style-name="P104">다음<text:s/>화면인<text:s/>장바구니<text:s/>확인<text:s/>화면으로<text:s/>이동<text:s/>기능<text:s/>구현</text:p>
            <text:p text:style-name="P105"/>
          </table:table-cell>
        </table:table-row>
        <table:table-row table:style-name="TableRow106">
          <table:table-cell table:style-name="TableCell107" table:number-rows-spanned="3">
            <text:p text:style-name="P108"/>
            <text:p text:style-name="P109">장바구니<text:s/>확인<text:s/>화면</text:p>
            <text:p text:style-name="P110"/>
          </table:table-cell>
          <table:table-cell table:style-name="TableCell111">
            <text:p text:style-name="P112"/>
            <text:p text:style-name="P113">메뉴<text:s/>화면에서<text:s/>담은<text:s/>장바구니<text:s/>항목<text:s/>출력<text:s/>기능<text:s/>구현</text:p>
            <text:p text:style-name="P114"/>
          </table: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/>
            <text:p text:style-name="P119">장바구니<text:s/>총<text:s/>금액<text:s/>출력<text:s/>기능<text:s/>구현</text:p>
            <text:p text:style-name="P120"/>
          </table: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/>
            <text:p text:style-name="P125">다음<text:s/>화면인<text:s/>결제<text:s/>선택<text:s/>화면으로<text:s/>이동<text:s/>기능<text:s/>구현</text:p>
            <text:p text:style-name="P126"/>
          </table:table-cell>
        </table:table-row>
        <table:table-row table:style-name="TableRow127">
          <table:table-cell table:style-name="TableCell128">
            <text:p text:style-name="P129">결제<text:s/>선택<text:s/>화면</text:p>
          </table:table-cell>
          <table:table-cell table:style-name="TableCell130">
            <text:p text:style-name="P131"/>
            <text:p text:style-name="P132">결제<text:s/>방식<text:s/>설정하도록<text:s/>구성</text:p>
            <text:p text:style-name="P133"/>
          </table:table-cell>
        </table:table-row>
        <table:table-row table:style-name="TableRow134">
          <table:table-cell table:style-name="TableCell135">
            <text:p text:style-name="P136">결제<text:s/>완료<text:s/>화면</text:p>
          </table:table-cell>
          <table:table-cell table:style-name="TableCell137">
            <text:p text:style-name="P138"/>
            <text:p text:style-name="P139">감사<text:s/>멘트<text:s/>후<text:s/>3초<text:s/>뒤<text:s/>초기화면<text:s/>이동<text:s/>구현</text:p>
            <text:p text:style-name="P14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K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이준호</meta:initial-creator>
    <dc:creator>준호 이</dc:creator>
    <meta:creation-date>2024-06-01T05:35:00Z</meta:creation-date>
    <dc:date>2024-06-01T05:35:00Z</dc:date>
    <meta:template xlink:href="Normal" xlink:type="simple"/>
    <meta:editing-cycles>2</meta:editing-cycles>
    <meta:editing-duration>PT0S</meta:editing-duration>
    <meta:document-statistic meta:page-count="2" meta:paragraph-count="1" meta:word-count="86" meta:character-count="578" meta:row-count="4" meta:non-whitespace-character-count="493"/>
  </office:meta>
</office:document-meta>
</file>